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rial" fo:font-size="18pt" style:font-size-asian="18pt" style:font-size-complex="18pt"/>
    </style:style>
    <style:style style:name="T1" style:family="text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sible Programme Names</text:p>
      <text:p text:style-name="P1"/>
      <text:p text:style-name="P3">Twisted Mass (Lattice) QCD in OpenCL</text:p>
      <text:p text:style-name="P1"><text:tab/>tmQCDOCL (tmLQCDOCL)</text:p>
      <text:p text:style-name="P1"><text:tab/>TwiMaQCDOCL</text:p>
      <text:p text:style-name="P1"><text:tab/>tmLQCD in OpenCL</text:p>
      <text:p text:style-name="P1"/>
      <text:p text:style-name="P3">Twisted Mass in/for OpenCL</text:p>
      <text:p text:style-name="P1"><text:tab/>tmOCL</text:p>
      <text:p text:style-name="P1"><text:tab/>TiMOCL</text:p>
      <text:p text:style-name="P1"><text:tab/>TiMO</text:p>
      <text:p text:style-name="P1"><text:tab/>TwiMO</text:p>
      <text:p text:style-name="P1"><text:tab/>TiMOC</text:p>
      <text:p text:style-name="P1"><text:tab/>TiMOCoLa</text:p>
      <text:p text:style-name="P1"><text:tab/>Twisted OCL</text:p>
      <text:p text:style-name="P1"><text:tab/>TwOCL</text:p>
      <text:p text:style-name="P1"><text:tab/>TOCL</text:p>
      <text:p text:style-name="P1"><text:tab/></text:p>
      <text:p text:style-name="P3">Twisted Mass HMC in OpenCL</text:p>
      <text:p text:style-name="P1"><text:tab/>tmHMCOCL</text:p>
      <text:p text:style-name="P1"/>
      <text:p text:style-name="P3">HMC in OpenCL using/for Twisted Mass fermions</text:p>
      <text:p text:style-name="P1"><text:tab/>HMCOCLutm</text:p>
      <text:p text:style-name="P3"/>
      <text:p text:style-name="P3">OpenCL-HMC using/for Twisted Mass fermions</text:p>
      <text:p text:style-name="P1"><text:tab/>OCL-HMCutm</text:p>
      <text:p text:style-name="P1"><text:tab/>Otm</text:p>
      <text:p text:style-name="P1"><text:tab/>OCuT</text:p>
      <text:p text:style-name="P1"/>
      <text:p text:style-name="P3">OpenCL Twisted Mass LQCD</text:p>
      <text:p text:style-name="P1"><text:tab/>OtmLQCD</text:p>
      <text:p text:style-name="P1"><text:tab/>Otm</text:p>
      <text:p text:style-name="P1"><text:tab/>OCTiMaL</text:p>
      <text:p text:style-name="P1"><text:tab/>OTiMaL</text:p>
      <text:p text:style-name="P1"><text:tab/>OpTiMaL</text:p>
      <text:p text:style-name="P1"><text:tab/>OCTi</text:p>
      <text:p text:style-name="P1"><text:tab/>OCTa</text:p>
      <text:p text:style-name="P1"><text:tab/></text:p>
      <text:p text:style-name="P1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Pinke</meta:initial-creator>
    <meta:creation-date>2011-03-02T07:34:08</meta:creation-date>
    <dc:date>2011-03-02T08:23:19</dc:date>
    <dc:creator>Christopher Pinke</dc:creator>
    <meta:editing-duration>PT00H49M11S</meta:editing-duration>
    <meta:editing-cycles>21</meta:editing-cycles>
    <meta:generator>OpenOffice.org/3.2$Unix OpenOffice.org_project/320m12$Build-9483</meta:generator>
    <meta:document-statistic meta:table-count="0" meta:image-count="0" meta:object-count="0" meta:page-count="1" meta:paragraph-count="33" meta:word-count="62" meta:character-count="421"/>
  </office:meta>
</office:document-meta>
</file>